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9" calcext:value-type="float">
            <text:p>189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9.7" calcext:value-type="float">
            <text:p>189.7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251.657" calcext:value-type="float">
            <text:p>251.657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834802.7" calcext:value-type="float">
            <text:p>187834802.7</text:p>
          </table:table-cell>
          <table:table-cell table:style-name="ce3" table:formula="of:=AVERAGE([.R4:.R13])" office:value-type="float" office:value="187626219.5" calcext:value-type="float">
            <text:p>187626219.5</text:p>
          </table:table-cell>
          <table:table-cell table:style-name="ce3" table:formula="of:=AVERAGE([.S4:.S13])" office:value-type="float" office:value="188979078.9" calcext:value-type="float">
            <text:p>188979078.9</text:p>
          </table:table-cell>
          <table:table-cell table:style-name="ce3" table:formula="of:=AVERAGE([.T4:.T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51.4982010581168" calcext:value-type="float">
            <text:p>51.498201058116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802462.289184295" calcext:value-type="float">
            <text:p>802462.289184295</text:p>
          </table:table-cell>
          <table:table-cell table:style-name="ce3" table:formula="of:=STDEV([.R4:.R13])" office:value-type="float" office:value="592244.376159078" calcext:value-type="float">
            <text:p>592244.376159078</text:p>
          </table:table-cell>
          <table:table-cell table:style-name="ce3" table:formula="of:=STDEV([.S4:.S13])" office:value-type="float" office:value="2059384.26439428" calcext:value-type="float">
            <text:p>2059384.26439428</text:p>
          </table:table-cell>
          <table:table-cell table:style-name="ce3" table:formula="of:=STDEV([.T4:.T13])" office:value-type="float" office:value="51541075.7926223" calcext:value-type="float">
            <text:p>51541075.7926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0747227463565991" calcext:value-type="float">
            <text:p>-0.074722746356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277336673301875" calcext:value-type="float">
            <text:p>-0.277336673301875</text:p>
          </table:table-cell>
          <table:table-cell table:formula="of:=100-(([.D14]*100)/[.B14])" office:value-type="float" office:value="0.463923274227724" calcext:value-type="float">
            <text:p>0.463923274227724</text:p>
          </table:table-cell>
          <table:table-cell table:formula="of:=100-(([.E14]*100)/[.C14])" office:value-type="float" office:value="-11.0487352105746" calcext:value-type="float">
            <text:p>-11.0487352105746</text:p>
          </table:table-cell>
          <table:table-cell table:number-columns-repeated="8"/>
          <table:table-cell table:formula="of:=100-(([.N14]*100)/[.L14])" office:value-type="float" office:value="-0.653738719381153" calcext:value-type="float">
            <text:p>-0.653738719381153</text:p>
          </table:table-cell>
          <table:table-cell table:formula="of:=100-(([.O14]*100)/[.M14])" office:value-type="float" office:value="-35.2841883443267" calcext:value-type="float">
            <text:p>-35.2841883443267</text:p>
          </table:table-cell>
          <table:table-cell table:number-columns-repeated="5"/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780377821071269" calcext:value-type="float">
            <text:p>-0.780377821071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8.06241872561773" calcext:value-type="float">
            <text:p>-8.06241872561773</text:p>
          </table:table-cell>
          <table:table-cell table:formula="of:=100-(([.D14]*100)/[.B14])" office:value-type="float" office:value="3.85078219013238" calcext:value-type="float">
            <text:p>3.85078219013238</text:p>
          </table:table-cell>
          <table:table-cell table:formula="of:=100-(([.E14]*100)/[.C14])" office:value-type="float" office:value="-15.0845253576073" calcext:value-type="float">
            <text:p>-15.0845253576073</text:p>
          </table:table-cell>
          <table:table-cell table:number-columns-repeated="8"/>
          <table:table-cell table:formula="of:=100-(([.N14]*100)/[.L14])" office:value-type="float" office:value="1.29019646173394" calcext:value-type="float">
            <text:p>1.29019646173394</text:p>
          </table:table-cell>
          <table:table-cell table:formula="of:=100-(([.O14]*100)/[.M14])" office:value-type="float" office:value="-50.6873454020095" calcext:value-type="float">
            <text:p>-50.6873454020095</text:p>
          </table:table-cell>
          <table:table-cell table:number-columns-repeated="5"/>
        </table:table-row>
      </table:table>
      <table:table table:name="EP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2.692" calcext:value-type="float">
            <text:p>22.692</text:p>
          </table:table-cell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4638571.4" calcext:value-type="float">
            <text:p>84638571.4</text:p>
          </table:table-cell>
          <table:table-cell table:style-name="ce3" table:formula="of:=AVERAGE([.R4:.R13])" office:value-type="float" office:value="84996368.4" calcext:value-type="float">
            <text:p>84996368.4</text:p>
          </table:table-cell>
          <table:table-cell table:style-name="ce3" table:formula="of:=AVERAGE([.S4:.S13])" office:value-type="float" office:value="84760869.7" calcext:value-type="float">
            <text:p>84760869.7</text:p>
          </table:table-cell>
          <table:table-cell table:style-name="ce3" table:formula="of:=AVERAGE([.T4:.T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0.0370585122924988" calcext:value-type="float">
            <text:p>0.037058512292499</text:p>
          </table:table-cell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 table:style-name="ce3" table:formula="of:=STDEV([.Q4:.Q13])" office:value-type="float" office:value="263136.778232749" calcext:value-type="float">
            <text:p>263136.778232749</text:p>
          </table:table-cell>
          <table:table-cell table:style-name="ce3" table:formula="of:=STDEV([.R4:.R13])" office:value-type="float" office:value="355386.952170354" calcext:value-type="float">
            <text:p>355386.952170354</text:p>
          </table:table-cell>
          <table:table-cell table:style-name="ce3" table:formula="of:=STDEV([.S4:.S13])" office:value-type="float" office:value="191185.181385919" calcext:value-type="float">
            <text:p>191185.181385919</text:p>
          </table:table-cell>
          <table:table-cell table:style-name="ce3" table:formula="of:=STDEV([.T4:.T13])" office:value-type="float" office:value="2466093.0908107" calcext:value-type="float">
            <text:p>2466093.090810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0.458839723754949" calcext:value-type="float">
            <text:p>0.458839723754949</text:p>
          </table:table-cell>
          <table:table-cell table:formula="of:=100-(([.N14]*100)/[.L14])" office:value-type="float" office:value="-0.180836101031815" calcext:value-type="float">
            <text:p>-0.180836101031815</text:p>
          </table:table-cell>
          <table:table-cell table:formula="of:=100-(([.O14]*100)/[.M14])" office:value-type="float" office:value="-5.09194442156782" calcext:value-type="float">
            <text:p>-5.09194442156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02250651504397" calcext:value-type="float">
            <text:p>-0.502250651504397</text:p>
          </table:table-cell>
          <table:table-cell table:formula="of:=100-(([.D14]*100)/[.B14])" office:value-type="float" office:value="-0.414879072179531" calcext:value-type="float">
            <text:p>-0.414879072179531</text:p>
          </table:table-cell>
          <table:table-cell table:formula="of:=100-(([.E14]*100)/[.C14])" office:value-type="float" office:value="-2.87609571191659" calcext:value-type="float">
            <text:p>-2.87609571191659</text:p>
          </table:table-cell>
          <table:table-cell table:number-columns-repeated="15"/>
        </table:table-row>
      </table:table>
      <table:table table:name="IS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 table:style-name="ce3" table:formula="of:=AVERAGE([.F4:.F13])" office:value-type="float" office:value="0.35" calcext:value-type="float">
            <text:p>0.35</text:p>
          </table:table-cell>
          <table:table-cell table:style-name="ce3" table:formula="of:=AVERAGE([.G4:.G13])" office:value-type="float" office:value="1299978" calcext:value-type="float">
            <text:p>1299978</text:p>
          </table:table-cell>
          <table:table-cell table:style-name="ce3" table:formula="of:=AVERAGE([.H4:.H13])" office:value-type="float" office:value="1198414.4" calcext:value-type="float">
            <text:p>1198414.4</text:p>
          </table:table-cell>
          <table:table-cell table:style-name="ce3" table:formula="of:=AVERAGE([.I4:.I13])" office:value-type="float" office:value="1307276.2" calcext:value-type="float">
            <text:p>1307276.2</text:p>
          </table:table-cell>
          <table:table-cell table:style-name="ce3" table:formula="of:=AVERAGE([.J4:.J13])" office:value-type="float" office:value="4056804.3" calcext:value-type="float">
            <text:p>4056804.3</text:p>
          </table:table-cell>
          <table:table-cell/>
          <table:table-cell table:style-name="ce3" table:formula="of:=AVERAGE([.L4:.L13])" office:value-type="float" office:value="1.503" calcext:value-type="float">
            <text:p>1.503</text:p>
          </table:table-cell>
          <table:table-cell table:style-name="ce3" table:formula="of:=AVERAGE([.M4:.M13])" office:value-type="float" office:value="1.363" calcext:value-type="float">
            <text:p>1.363</text:p>
          </table:table-cell>
          <table:table-cell table:style-name="ce3" table:formula="of:=AVERAGE([.N4:.N13])" office:value-type="float" office:value="1.351" calcext:value-type="float">
            <text:p>1.351</text:p>
          </table:table-cell>
          <table:table-cell table:style-name="ce3" table:formula="of:=AVERAGE([.O4:.O13])" office:value-type="float" office:value="1.544" calcext:value-type="float">
            <text:p>1.544</text:p>
          </table:table-cell>
          <table:table-cell table:style-name="ce3" table:formula="of:=AVERAGE([.P4:.P13])" office:value-type="float" office:value="1.392" calcext:value-type="float">
            <text:p>1.392</text:p>
          </table:table-cell>
          <table:table-cell table:style-name="ce3" table:formula="of:=AVERAGE([.Q4:.Q13])" office:value-type="float" office:value="5225832.3" calcext:value-type="float">
            <text:p>5225832.3</text:p>
          </table:table-cell>
          <table:table-cell table:style-name="ce3" table:formula="of:=AVERAGE([.R4:.R13])" office:value-type="float" office:value="4792490.8" calcext:value-type="float">
            <text:p>4792490.8</text:p>
          </table:table-cell>
          <table:table-cell table:style-name="ce3" table:formula="of:=AVERAGE([.S4:.S13])" office:value-type="float" office:value="4913606.8" calcext:value-type="float">
            <text:p>4913606.8</text:p>
          </table:table-cell>
          <table:table-cell table:style-name="ce3" table:formula="of:=AVERAGE([.T4:.T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 table:style-name="ce3" table:formula="of:=STDEV([.F4:.F13])" office:value-type="float" office:value="0" calcext:value-type="float">
            <text:p>0</text:p>
          </table:table-cell>
          <table:table-cell table:style-name="ce3" table:formula="of:=STDEV([.G4:.G13])" office:value-type="float" office:value="23697.582661529" calcext:value-type="float">
            <text:p>23697.582661529</text:p>
          </table:table-cell>
          <table:table-cell table:style-name="ce3" table:formula="of:=STDEV([.H4:.H13])" office:value-type="float" office:value="29901.8553500912" calcext:value-type="float">
            <text:p>29901.8553500912</text:p>
          </table:table-cell>
          <table:table-cell table:style-name="ce3" table:formula="of:=STDEV([.I4:.I13])" office:value-type="float" office:value="49402.7339859738" calcext:value-type="float">
            <text:p>49402.7339859738</text:p>
          </table:table-cell>
          <table:table-cell table:style-name="ce3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3" table:formula="of:=STDEV([.L4:.L13])" office:value-type="float" office:value="0.0343349514181816" calcext:value-type="float">
            <text:p>0.034334951418182</text:p>
          </table:table-cell>
          <table:table-cell table:style-name="ce3" table:formula="of:=STDEV([.M4:.M13])" office:value-type="float" office:value="0.0411096095821889" calcext:value-type="float">
            <text:p>0.041109609582189</text:p>
          </table:table-cell>
          <table:table-cell table:style-name="ce3" table:formula="of:=STDEV([.N4:.N13])" office:value-type="float" office:value="0.00316227766016831" calcext:value-type="float">
            <text:p>0.003162277660168</text:p>
          </table:table-cell>
          <table:table-cell table:style-name="ce3" table:formula="of:=STDEV([.O4:.O13])" office:value-type="float" office:value="0.14377451481786" calcext:value-type="float">
            <text:p>0.14377451481786</text:p>
          </table:table-cell>
          <table:table-cell table:style-name="ce3" table:formula="of:=STDEV([.P4:.P13])" office:value-type="float" office:value="0.00421637021355775" calcext:value-type="float">
            <text:p>0.004216370213558</text:p>
          </table:table-cell>
          <table:table-cell table:style-name="ce3" table:formula="of:=STDEV([.Q4:.Q13])" office:value-type="float" office:value="132485.899362955" calcext:value-type="float">
            <text:p>132485.899362955</text:p>
          </table:table-cell>
          <table:table-cell table:style-name="ce3" table:formula="of:=STDEV([.R4:.R13])" office:value-type="float" office:value="44546.5342530208" calcext:value-type="float">
            <text:p>44546.5342530208</text:p>
          </table:table-cell>
          <table:table-cell table:style-name="ce3" table:formula="of:=STDEV([.S4:.S13])" office:value-type="float" office:value="47317.0242555467" calcext:value-type="float">
            <text:p>47317.0242555467</text:p>
          </table:table-cell>
          <table:table-cell table:style-name="ce3" table:formula="of:=STDEV([.T4:.T13])" office:value-type="float" office:value="224082.239831223" calcext:value-type="float">
            <text:p>224082.23983122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0.2714600146735" calcext:value-type="float">
            <text:p>-10.2714600146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7.64872521246461" calcext:value-type="float">
            <text:p>-7.64872521246461</text:p>
          </table:table-cell>
          <table:table-cell table:formula="of:=100-(([.D14]*100)/[.B14])" office:value-type="float" office:value="8.42105263157896" calcext:value-type="float">
            <text:p>8.42105263157896</text:p>
          </table:table-cell>
          <table:table-cell table:formula="of:=100-(([.E14]*100)/[.C14])" office:value-type="float" office:value="-9.63172804532582" calcext:value-type="float">
            <text:p>-9.63172804532582</text:p>
          </table:table-cell>
          <table:table-cell table:number-columns-repeated="8"/>
          <table:table-cell table:formula="of:=100-(([.N14]*100)/[.L14])" office:value-type="float" office:value="10.1131071190952" calcext:value-type="float">
            <text:p>10.1131071190952</text:p>
          </table:table-cell>
          <table:table-cell table:formula="of:=100-(([.O14]*100)/[.M14])" office:value-type="float" office:value="-13.2795304475422" calcext:value-type="float">
            <text:p>-13.2795304475422</text:p>
          </table:table-cell>
          <table:table-cell table:number-columns-repeated="5"/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0.912" calcext:value-type="float">
            <text:p>0.912</text:p>
          </table:table-cell>
          <table:table-cell table:style-name="ce3" table:formula="of:=AVERAGE([.F4:.F13])" office:value-type="float" office:value="0.846" calcext:value-type="float">
            <text:p>0.846</text:p>
          </table:table-cell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style-name="ce3" table:formula="of:=AVERAGE([.O4:.O13])" office:value-type="float" office:value="4.342" calcext:value-type="float">
            <text:p>4.342</text:p>
          </table:table-cell>
          <table:table-cell table:style-name="ce3" table:formula="of:=AVERAGE([.P4:.P13])" office:value-type="float" office:value="3.91" calcext:value-type="float">
            <text:p>3.91</text:p>
          </table:table-cell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0.0423739962188552" calcext:value-type="float">
            <text:p>0.042373996218855</text:p>
          </table:table-cell>
          <table:table-cell table:style-name="ce3" table:formula="of:=STDEV([.F4:.F13])" office:value-type="float" office:value="0.00516397779494323" calcext:value-type="float">
            <text:p>0.005163977794943</text:p>
          </table:table-cell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style-name="ce3" table:formula="of:=STDEV([.O4:.O13])" office:value-type="float" office:value="0.231122862949077" calcext:value-type="float">
            <text:p>0.231122862949077</text:p>
          </table:table-cell>
          <table:table-cell table:style-name="ce3" table:formula="of:=STDEV([.P4:.P13])" office:value-type="float" office:value="0.0235702260395515" calcext:value-type="float">
            <text:p>0.023570226039552</text:p>
          </table:table-cell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4.49184441656212" calcext:value-type="float">
            <text:p>-4.49184441656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20673076923076" calcext:value-type="float">
            <text:p>-4.20673076923076</text:p>
          </table:table-cell>
          <table:table-cell table:formula="of:=100-(([.D14]*100)/[.B14])" office:value-type="float" office:value="3.80622837370242" calcext:value-type="float">
            <text:p>3.80622837370242</text:p>
          </table:table-cell>
          <table:table-cell table:formula="of:=100-(([.E14]*100)/[.C14])" office:value-type="float" office:value="-9.61538461538463" calcext:value-type="float">
            <text:p>-9.61538461538463</text:p>
          </table:table-cell>
          <table:table-cell table:number-columns-repeated="8"/>
          <table:table-cell table:formula="of:=100-(([.N14]*100)/[.L14])" office:value-type="float" office:value="6.96445725264168" calcext:value-type="float">
            <text:p>6.96445725264168</text:p>
          </table:table-cell>
          <table:table-cell table:formula="of:=100-(([.O14]*100)/[.M14])" office:value-type="float" office:value="-8.95859473023842" calcext:value-type="float">
            <text:p>-8.95859473023842</text:p>
          </table:table-cell>
          <table:table-cell table:number-columns-repeated="5"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4.12" calcext:value-type="float">
            <text:p>24.12</text:p>
          </table:table-cell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 table:style-name="ce3" table:formula="of:=AVERAGE([.Q4:.Q13])" office:value-type="float" office:value="108.765" calcext:value-type="float">
            <text:p>108.765</text:p>
          </table:table-cell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0.136137185711081" calcext:value-type="float">
            <text:p>0.136137185711081</text:p>
          </table:table-cell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 table:style-name="ce3" table:formula="of:=STDEV([.Q4:.Q13])" office:value-type="float" office:value="0.411427055773224" calcext:value-type="float">
            <text:p>0.411427055773224</text:p>
          </table:table-cell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Pct diff Linux/Htux</text:p>
          </table:table-cell>
          <table:table-cell/>
          <table:table-cell table:formula="of:=100-(([.M14]*100)/[.N14])" office:value-type="float" office:value="-1.78414339124697" calcext:value-type="float">
            <text:p>-1.78414339124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C14]*100)/[.D14])" office:value-type="float" office:value="-2.84468438538205" calcext:value-type="float">
            <text:p>-2.84468438538205</text:p>
          </table:table-cell>
          <table:table-cell table:formula="of:=100-(([.E14]*100)/[.C14])" office:value-type="float" office:value="2.61255804562889" calcext:value-type="float">
            <text:p>2.61255804562889</text:p>
          </table:table-cell>
          <table:table-cell table:formula="of:=100-(([.F14]*100)/[.D14])" office:value-type="float" office:value="-9.99999999999997" calcext:value-type="float">
            <text:p>-9.99999999999997</text:p>
          </table:table-cell>
          <table:table-cell table:number-columns-repeated="8"/>
          <table:table-cell table:formula="of:=100-(([.O14]*100)/[.M14])" office:value-type="float" office:value="1.84650011253657" calcext:value-type="float">
            <text:p>1.84650011253657</text:p>
          </table:table-cell>
          <table:table-cell table:formula="of:=100-(([.P14]*100)/[.N14])" office:value-type="float" office:value="-15.751227915842" calcext:value-type="float">
            <text:p>-15.751227915842</text:p>
          </table:table-cell>
          <table:table-cell table:number-columns-repeated="5"/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4.582" calcext:value-type="float">
            <text:p>14.582</text:p>
          </table:table-cell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 table:style-name="ce3" table:formula="of:=AVERAGE([.P4:.P13])" office:value-type="float" office:value="77.478" calcext:value-type="float">
            <text:p>77.478</text:p>
          </table:table-cell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0.0475628239512986" calcext:value-type="float">
            <text:p>0.047562823951299</text:p>
          </table:table-cell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 table:style-name="ce3" table:formula="of:=STDEV([.P4:.P13])" office:value-type="float" office:value="0.712909531427377" calcext:value-type="float">
            <text:p>0.712909531427377</text:p>
          </table:table-cell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988838115214634" calcext:value-type="float">
            <text:p>-0.988838115214634</text:p>
          </table:table-cell>
          <table:table-cell table:formula="of:=100-(([.D14]*100)/[.B14])" office:value-type="float" office:value="1.2387805058972" calcext:value-type="float">
            <text:p>1.2387805058972</text:p>
          </table:table-cell>
          <table:table-cell table:formula="of:=100-(([.E14]*100)/[.C14])" office:value-type="float" office:value="-5.04906734586864" calcext:value-type="float">
            <text:p>-5.04906734586864</text:p>
          </table:table-cell>
          <table:table-cell table:number-columns-repeated="5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.80780780780782" calcext:value-type="float">
            <text:p>-1.8078078078078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100-(([.N14]*100)/[.L14])" office:value-type="float" office:value="1.57512831101407" calcext:value-type="float">
            <text:p>1.57512831101407</text:p>
          </table:table-cell>
          <table:table-cell table:formula="of:=100-(([.O14]*100)/[.M14])" office:value-type="float" office:value="-8.34384384384386" calcext:value-type="float">
            <text:p>-8.34384384384386</text:p>
          </table:table-cell>
          <table:table-cell table:number-columns-repeated="5"/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office:value-type="float" office:value="82.185494" calcext:value-type="float">
            <text:p>82.185494</text:p>
          </table:table-cell>
          <table:table-cell office:value-type="float" office:value="91.18" calcext:value-type="float">
            <text:p>91.18</text:p>
          </table:table-cell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 office:value-type="float" office:value="0.57327" calcext:value-type="float">
            <text:p>0.57327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office:value-type="float" office:value="82.430673" calcext:value-type="float">
            <text:p>82.430673</text:p>
          </table:table-cell>
          <table:table-cell office:value-type="float" office:value="98.55" calcext:value-type="float">
            <text:p>98.55</text:p>
          </table:table-cell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/>
          <table:table-cell office:value-type="float" office:value="83.216015" calcext:value-type="float">
            <text:p>83.216015</text:p>
          </table:table-cell>
          <table:table-cell office:value-type="float" office:value="85.828367" calcext:value-type="float">
            <text:p>85.828367</text:p>
          </table:table-cell>
          <table:table-cell office:value-type="float" office:value="81.959775" calcext:value-type="float">
            <text:p>81.959775</text:p>
          </table:table-cell>
          <table:table-cell office:value-type="float" office:value="92.27" calcext:value-type="float">
            <text:p>92.27</text:p>
          </table:table-cell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8583" calcext:value-type="float">
            <text:p>0.538583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/>
          <table:table-cell office:value-type="float" office:value="82.534116" calcext:value-type="float">
            <text:p>82.534116</text:p>
          </table:table-cell>
          <table:table-cell office:value-type="float" office:value="82.007456" calcext:value-type="float">
            <text:p>82.007456</text:p>
          </table:table-cell>
          <table:table-cell office:value-type="float" office:value="81.674071" calcext:value-type="float">
            <text:p>81.674071</text:p>
          </table:table-cell>
          <table:table-cell office:value-type="float" office:value="91.23" calcext:value-type="float">
            <text:p>91.23</text:p>
          </table:table-cell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/>
          <table:table-cell office:value-type="float" office:value="82.328908" calcext:value-type="float">
            <text:p>82.328908</text:p>
          </table:table-cell>
          <table:table-cell office:value-type="float" office:value="82.303333" calcext:value-type="float">
            <text:p>82.303333</text:p>
          </table:table-cell>
          <table:table-cell office:value-type="float" office:value="85.590172" calcext:value-type="float">
            <text:p>85.590172</text:p>
          </table:table-cell>
          <table:table-cell office:value-type="float" office:value="94.67" calcext:value-type="float">
            <text:p>94.67</text:p>
          </table:table-cell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572918" calcext:value-type="float">
            <text:p>0.572918</text:p>
          </table:table-cell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/>
          <table:table-cell office:value-type="float" office:value="82.094821" calcext:value-type="float">
            <text:p>82.094821</text:p>
          </table:table-cell>
          <table:table-cell office:value-type="float" office:value="82.716739" calcext:value-type="float">
            <text:p>82.716739</text:p>
          </table:table-cell>
          <table:table-cell office:value-type="float" office:value="83.086625" calcext:value-type="float">
            <text:p>83.086625</text:p>
          </table:table-cell>
          <table:table-cell office:value-type="float" office:value="90.24" calcext:value-type="float">
            <text:p>90.24</text:p>
          </table:table-cell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/>
          <table:table-cell office:value-type="float" office:value="82.971051" calcext:value-type="float">
            <text:p>82.971051</text:p>
          </table:table-cell>
          <table:table-cell office:value-type="float" office:value="81.881683" calcext:value-type="float">
            <text:p>81.881683</text:p>
          </table:table-cell>
          <table:table-cell office:value-type="float" office:value="81.636416" calcext:value-type="float">
            <text:p>81.636416</text:p>
          </table:table-cell>
          <table:table-cell office:value-type="float" office:value="99.56" calcext:value-type="float">
            <text:p>99.56</text:p>
          </table:table-cell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72884" calcext:value-type="float">
            <text:p>0.572884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/>
          <table:table-cell office:value-type="float" office:value="82.539575" calcext:value-type="float">
            <text:p>82.539575</text:p>
          </table:table-cell>
          <table:table-cell office:value-type="float" office:value="81.793188" calcext:value-type="float">
            <text:p>81.793188</text:p>
          </table:table-cell>
          <table:table-cell office:value-type="float" office:value="82.105638" calcext:value-type="float">
            <text:p>82.105638</text:p>
          </table:table-cell>
          <table:table-cell office:value-type="float" office:value="98.02" calcext:value-type="float">
            <text:p>98.02</text:p>
          </table:table-cell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 office:value-type="float" office:value="0.569276" calcext:value-type="float">
            <text:p>0.569276</text:p>
          </table:table-cell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/>
          <table:table-cell office:value-type="float" office:value="82.315036" calcext:value-type="float">
            <text:p>82.315036</text:p>
          </table:table-cell>
          <table:table-cell office:value-type="float" office:value="86.44623" calcext:value-type="float">
            <text:p>86.44623</text:p>
          </table:table-cell>
          <table:table-cell office:value-type="float" office:value="81.746232" calcext:value-type="float">
            <text:p>81.746232</text:p>
          </table:table-cell>
          <table:table-cell office:value-type="float" office:value="96.91" calcext:value-type="float">
            <text:p>96.91</text:p>
          </table:table-cell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 office:value-type="float" office:value="0.540487" calcext:value-type="float">
            <text:p>0.540487</text:p>
          </table:table-cell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/>
          <table:table-cell office:value-type="float" office:value="82.204841" calcext:value-type="float">
            <text:p>82.204841</text:p>
          </table:table-cell>
          <table:table-cell office:value-type="float" office:value="82.038725" calcext:value-type="float">
            <text:p>82.038725</text:p>
          </table:table-cell>
          <table:table-cell office:value-type="float" office:value="86.485963" calcext:value-type="float">
            <text:p>86.485963</text:p>
          </table:table-cell>
          <table:table-cell office:value-type="float" office:value="90.93" calcext:value-type="float">
            <text:p>90.93</text:p>
          </table:table-cell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5707065" calcext:value-type="float">
            <text:p>0.5707065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E4:.E13])" office:value-type="float" office:value="0.606865" calcext:value-type="float">
            <text:p>0.606865</text:p>
          </table:table-cell>
          <table:table-cell table:style-name="ce3" table:formula="of:=AVERAGE([.F4:.F13])" office:value-type="float" office:value="1.3808092" calcext:value-type="float">
            <text:p>1.3808092</text:p>
          </table:table-cell>
          <table:table-cell table:style-name="ce3"/>
          <table:table-cell table:style-name="ce3" table:formula="of:=AVERAGE([.H4:.H13])" office:value-type="float" office:value="82.612964" calcext:value-type="float">
            <text:p>82.612964</text:p>
          </table:table-cell>
          <table:table-cell table:style-name="ce3" table:formula="of:=AVERAGE([.I4:.I13])" office:value-type="float" office:value="83.0143965" calcext:value-type="float">
            <text:p>83.0143965</text:p>
          </table:table-cell>
          <table:table-cell table:style-name="ce3" table:formula="of:=AVERAGE([.J4:.J13])" office:value-type="float" office:value="82.8901059" calcext:value-type="float">
            <text:p>82.8901059</text:p>
          </table:table-cell>
          <table:table-cell table:style-name="ce3" table:formula="of:=AVERAGE([.K4:.K13])" office:value-type="float" office:value="94.356" calcext:value-type="float">
            <text:p>94.356</text:p>
          </table:table-cell>
          <table:table-cell table:style-name="ce3" table:formula="of:=AVERAGE([.L4:.L13])" office:value-type="float" office:value="207.0946847" calcext:value-type="float">
            <text:p>207.094684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4173408493614" calcext:value-type="float">
            <text:p>0.014417340849362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E4:.E13])" office:value-type="float" office:value="0.00830481233984245" calcext:value-type="float">
            <text:p>0.008304812339842</text:p>
          </table:table-cell>
          <table:table-cell table:style-name="ce3" table:formula="of:=STDEV([.F4:.F13])" office:value-type="float" office:value="0.0145559137336762" calcext:value-type="float">
            <text:p>0.014555913733676</text:p>
          </table:table-cell>
          <table:table-cell table:style-name="ce3"/>
          <table:table-cell table:style-name="ce3" table:formula="of:=STDEV([.H4:.H13])" office:value-type="float" office:value="0.391725299006843" calcext:value-type="float">
            <text:p>0.391725299006843</text:p>
          </table:table-cell>
          <table:table-cell table:style-name="ce3" table:formula="of:=STDEV([.I4:.I13])" office:value-type="float" office:value="1.68339381561807" calcext:value-type="float">
            <text:p>1.68339381561807</text:p>
          </table:table-cell>
          <table:table-cell table:style-name="ce3" table:formula="of:=STDEV([.J4:.J13])" office:value-type="float" office:value="1.72583486128968" calcext:value-type="float">
            <text:p>1.72583486128968</text:p>
          </table:table-cell>
          <table:table-cell table:style-name="ce3" table:formula="of:=STDEV([.K4:.K13])" office:value-type="float" office:value="3.61488957876539" calcext:value-type="float">
            <text:p>3.61488957876539</text:p>
          </table:table-cell>
          <table:table-cell table:style-name="ce3" table:formula="of:=STDEV([.L4:.L13])" office:value-type="float" office:value="0.537632073138836" calcext:value-type="float">
            <text:p>0.537632073138836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76825403650901" calcext:value-type="float">
            <text:p>-0.576825403650901</text:p>
          </table:table-cell>
          <table:table-cell table:formula="of:=100-(([.D14]*100)/[.B14])" office:value-type="float" office:value="0.573517210685353" calcext:value-type="float">
            <text:p>0.573517210685353</text:p>
          </table:table-cell>
          <table:table-cell table:formula="of:=100-(([.E14]*100)/[.C14])" office:value-type="float" office:value="-6.94911508557657" calcext:value-type="float">
            <text:p>-6.94911508557657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0.483569738412768" calcext:value-type="float">
            <text:p>0.483569738412768</text:p>
          </table:table-cell>
          <table:table-cell table:formula="of:=100-(([.J14]*100)/[.H14])" office:value-type="float" office:value="-0.335470229587671" calcext:value-type="float">
            <text:p>-0.335470229587671</text:p>
          </table:table-cell>
          <table:table-cell table:formula="of:=100-(([.K14]*100)/[.I14])" office:value-type="float" office:value="-13.6622127946205" calcext:value-type="float">
            <text:p>-13.6622127946205</text:p>
          </table:table-cell>
          <table:table-cell table:number-columns-repeated="5"/>
        </table:table-row>
      </table:table>
      <table:table table:name="Freqmine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1.398973" calcext:value-type="float">
            <text:p>1.398973</text:p>
          </table:table-cell>
          <table:table-cell office:value-type="float" office:value="1.355747" calcext:value-type="float">
            <text:p>1.355747</text:p>
          </table:table-cell>
          <table:table-cell office:value-type="float" office:value="1.349672" calcext:value-type="float">
            <text:p>1.349672</text:p>
          </table:table-cell>
          <table:table-cell office:value-type="float" office:value="1.730829" calcext:value-type="float">
            <text:p>1.730829</text:p>
          </table:table-cell>
          <table:table-cell office:value-type="float" office:value="1.974312" calcext:value-type="float">
            <text:p>1.974312</text:p>
          </table:table-cell>
          <table:table-cell/>
          <table:table-cell office:value-type="float" office:value="4.526446" calcext:value-type="float">
            <text:p>4.526446</text:p>
          </table:table-cell>
          <table:table-cell office:value-type="float" office:value="4.416499" calcext:value-type="float">
            <text:p>4.416499</text:p>
          </table:table-cell>
          <table:table-cell office:value-type="float" office:value="4.307228" calcext:value-type="float">
            <text:p>4.307228</text:p>
          </table:table-cell>
          <table:table-cell office:value-type="float" office:value="5.421548" calcext:value-type="float">
            <text:p>5.421548</text:p>
          </table:table-cell>
          <table:table-cell office:value-type="float" office:value="7.40123" calcext:value-type="float">
            <text:p>7.4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524" calcext:value-type="float">
            <text:p>1.405524</text:p>
          </table:table-cell>
          <table:table-cell office:value-type="float" office:value="1.30739" calcext:value-type="float">
            <text:p>1.30739</text:p>
          </table:table-cell>
          <table:table-cell office:value-type="float" office:value="1.32509" calcext:value-type="float">
            <text:p>1.32509</text:p>
          </table:table-cell>
          <table:table-cell office:value-type="float" office:value="1.753482" calcext:value-type="float">
            <text:p>1.753482</text:p>
          </table:table-cell>
          <table:table-cell office:value-type="float" office:value="1.969434" calcext:value-type="float">
            <text:p>1.969434</text:p>
          </table:table-cell>
          <table:table-cell/>
          <table:table-cell office:value-type="float" office:value="4.570738" calcext:value-type="float">
            <text:p>4.570738</text:p>
          </table:table-cell>
          <table:table-cell office:value-type="float" office:value="4.699927" calcext:value-type="float">
            <text:p>4.699927</text:p>
          </table:table-cell>
          <table:table-cell office:value-type="float" office:value="4.425923" calcext:value-type="float">
            <text:p>4.425923</text:p>
          </table:table-cell>
          <table:table-cell office:value-type="float" office:value="5.402811" calcext:value-type="float">
            <text:p>5.402811</text:p>
          </table:table-cell>
          <table:table-cell office:value-type="float" office:value="7.61377" calcext:value-type="float">
            <text:p>7.61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445" calcext:value-type="float">
            <text:p>1.369445</text:p>
          </table:table-cell>
          <table:table-cell office:value-type="float" office:value="1.319253" calcext:value-type="float">
            <text:p>1.319253</text:p>
          </table:table-cell>
          <table:table-cell office:value-type="float" office:value="1.357641" calcext:value-type="float">
            <text:p>1.357641</text:p>
          </table:table-cell>
          <table:table-cell office:value-type="float" office:value="1.758154" calcext:value-type="float">
            <text:p>1.758154</text:p>
          </table:table-cell>
          <table:table-cell office:value-type="float" office:value="1.954266" calcext:value-type="float">
            <text:p>1.954266</text:p>
          </table:table-cell>
          <table:table-cell/>
          <table:table-cell office:value-type="float" office:value="4.524793" calcext:value-type="float">
            <text:p>4.524793</text:p>
          </table:table-cell>
          <table:table-cell office:value-type="float" office:value="5.2834" calcext:value-type="float">
            <text:p>5.2834</text:p>
          </table:table-cell>
          <table:table-cell office:value-type="float" office:value="4.672937" calcext:value-type="float">
            <text:p>4.672937</text:p>
          </table:table-cell>
          <table:table-cell office:value-type="float" office:value="5.463334" calcext:value-type="float">
            <text:p>5.463334</text:p>
          </table:table-cell>
          <table:table-cell office:value-type="float" office:value="7.446403" calcext:value-type="float">
            <text:p>7.446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442" calcext:value-type="float">
            <text:p>1.39442</text:p>
          </table:table-cell>
          <table:table-cell office:value-type="float" office:value="1.294953" calcext:value-type="float">
            <text:p>1.294953</text:p>
          </table:table-cell>
          <table:table-cell office:value-type="float" office:value="1.326219" calcext:value-type="float">
            <text:p>1.326219</text:p>
          </table:table-cell>
          <table:table-cell office:value-type="float" office:value="1.753553" calcext:value-type="float">
            <text:p>1.753553</text:p>
          </table:table-cell>
          <table:table-cell office:value-type="float" office:value="1.908091" calcext:value-type="float">
            <text:p>1.908091</text:p>
          </table:table-cell>
          <table:table-cell/>
          <table:table-cell office:value-type="float" office:value="4.497005" calcext:value-type="float">
            <text:p>4.497005</text:p>
          </table:table-cell>
          <table:table-cell office:value-type="float" office:value="4.504825" calcext:value-type="float">
            <text:p>4.504825</text:p>
          </table:table-cell>
          <table:table-cell office:value-type="float" office:value="4.312509" calcext:value-type="float">
            <text:p>4.312509</text:p>
          </table:table-cell>
          <table:table-cell office:value-type="float" office:value="5.457076" calcext:value-type="float">
            <text:p>5.457076</text:p>
          </table:table-cell>
          <table:table-cell office:value-type="float" office:value="7.497966" calcext:value-type="float">
            <text:p>7.497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6642" calcext:value-type="float">
            <text:p>1.366642</text:p>
          </table:table-cell>
          <table:table-cell office:value-type="float" office:value="1.332173" calcext:value-type="float">
            <text:p>1.332173</text:p>
          </table:table-cell>
          <table:table-cell office:value-type="float" office:value="1.32393" calcext:value-type="float">
            <text:p>1.32393</text:p>
          </table:table-cell>
          <table:table-cell office:value-type="float" office:value="1.738448" calcext:value-type="float">
            <text:p>1.738448</text:p>
          </table:table-cell>
          <table:table-cell office:value-type="float" office:value="1.964412" calcext:value-type="float">
            <text:p>1.964412</text:p>
          </table:table-cell>
          <table:table-cell/>
          <table:table-cell office:value-type="float" office:value="4.489442" calcext:value-type="float">
            <text:p>4.489442</text:p>
          </table:table-cell>
          <table:table-cell office:value-type="float" office:value="4.283096" calcext:value-type="float">
            <text:p>4.283096</text:p>
          </table:table-cell>
          <table:table-cell office:value-type="float" office:value="5.34955" calcext:value-type="float">
            <text:p>5.34955</text:p>
          </table:table-cell>
          <table:table-cell office:value-type="float" office:value="5.475018" calcext:value-type="float">
            <text:p>5.475018</text:p>
          </table:table-cell>
          <table:table-cell office:value-type="float" office:value="7.491875" calcext:value-type="float">
            <text:p>7.49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2802" calcext:value-type="float">
            <text:p>1.462802</text:p>
          </table:table-cell>
          <table:table-cell office:value-type="float" office:value="1.330135" calcext:value-type="float">
            <text:p>1.330135</text:p>
          </table:table-cell>
          <table:table-cell office:value-type="float" office:value="1.328743" calcext:value-type="float">
            <text:p>1.328743</text:p>
          </table:table-cell>
          <table:table-cell office:value-type="float" office:value="1.756292" calcext:value-type="float">
            <text:p>1.756292</text:p>
          </table:table-cell>
          <table:table-cell office:value-type="float" office:value="1.981053" calcext:value-type="float">
            <text:p>1.981053</text:p>
          </table:table-cell>
          <table:table-cell/>
          <table:table-cell office:value-type="float" office:value="4.49406" calcext:value-type="float">
            <text:p>4.49406</text:p>
          </table:table-cell>
          <table:table-cell office:value-type="float" office:value="4.387923" calcext:value-type="float">
            <text:p>4.387923</text:p>
          </table:table-cell>
          <table:table-cell office:value-type="float" office:value="4.251716" calcext:value-type="float">
            <text:p>4.251716</text:p>
          </table:table-cell>
          <table:table-cell office:value-type="float" office:value="5.410479" calcext:value-type="float">
            <text:p>5.410479</text:p>
          </table:table-cell>
          <table:table-cell office:value-type="float" office:value="7.451118" calcext:value-type="float">
            <text:p>7.451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7181" calcext:value-type="float">
            <text:p>1.377181</text:p>
          </table:table-cell>
          <table:table-cell office:value-type="float" office:value="1.361467" calcext:value-type="float">
            <text:p>1.361467</text:p>
          </table:table-cell>
          <table:table-cell office:value-type="float" office:value="1.300201" calcext:value-type="float">
            <text:p>1.300201</text:p>
          </table:table-cell>
          <table:table-cell office:value-type="float" office:value="1.742539" calcext:value-type="float">
            <text:p>1.742539</text:p>
          </table:table-cell>
          <table:table-cell office:value-type="float" office:value="1.98102" calcext:value-type="float">
            <text:p>1.98102</text:p>
          </table:table-cell>
          <table:table-cell/>
          <table:table-cell office:value-type="float" office:value="4.4712" calcext:value-type="float">
            <text:p>4.4712</text:p>
          </table:table-cell>
          <table:table-cell office:value-type="float" office:value="5.914828" calcext:value-type="float">
            <text:p>5.914828</text:p>
          </table:table-cell>
          <table:table-cell office:value-type="float" office:value="5.876761" calcext:value-type="float">
            <text:p>5.876761</text:p>
          </table:table-cell>
          <table:table-cell office:value-type="float" office:value="5.431967" calcext:value-type="float">
            <text:p>5.431967</text:p>
          </table:table-cell>
          <table:table-cell office:value-type="float" office:value="7.530804" calcext:value-type="float">
            <text:p>7.530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747" calcext:value-type="float">
            <text:p>1.36747</text:p>
          </table:table-cell>
          <table:table-cell office:value-type="float" office:value="1.334407" calcext:value-type="float">
            <text:p>1.334407</text:p>
          </table:table-cell>
          <table:table-cell office:value-type="float" office:value="1.341128" calcext:value-type="float">
            <text:p>1.341128</text:p>
          </table:table-cell>
          <table:table-cell office:value-type="float" office:value="1.733883" calcext:value-type="float">
            <text:p>1.733883</text:p>
          </table:table-cell>
          <table:table-cell office:value-type="float" office:value="2.019119" calcext:value-type="float">
            <text:p>2.019119</text:p>
          </table:table-cell>
          <table:table-cell/>
          <table:table-cell office:value-type="float" office:value="4.513925" calcext:value-type="float">
            <text:p>4.513925</text:p>
          </table:table-cell>
          <table:table-cell office:value-type="float" office:value="5.256222" calcext:value-type="float">
            <text:p>5.256222</text:p>
          </table:table-cell>
          <table:table-cell office:value-type="float" office:value="4.400676" calcext:value-type="float">
            <text:p>4.400676</text:p>
          </table:table-cell>
          <table:table-cell office:value-type="float" office:value="5.448209" calcext:value-type="float">
            <text:p>5.448209</text:p>
          </table:table-cell>
          <table:table-cell office:value-type="float" office:value="7.450934" calcext:value-type="float">
            <text:p>7.450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663" calcext:value-type="float">
            <text:p>1.39663</text:p>
          </table:table-cell>
          <table:table-cell office:value-type="float" office:value="1.347061" calcext:value-type="float">
            <text:p>1.347061</text:p>
          </table:table-cell>
          <table:table-cell office:value-type="float" office:value="1.342494" calcext:value-type="float">
            <text:p>1.342494</text:p>
          </table:table-cell>
          <table:table-cell office:value-type="float" office:value="1.691558" calcext:value-type="float">
            <text:p>1.691558</text:p>
          </table:table-cell>
          <table:table-cell office:value-type="float" office:value="1.975925" calcext:value-type="float">
            <text:p>1.975925</text:p>
          </table:table-cell>
          <table:table-cell/>
          <table:table-cell office:value-type="float" office:value="4.45664" calcext:value-type="float">
            <text:p>4.45664</text:p>
          </table:table-cell>
          <table:table-cell office:value-type="float" office:value="4.444233" calcext:value-type="float">
            <text:p>4.444233</text:p>
          </table:table-cell>
          <table:table-cell office:value-type="float" office:value="5.234736" calcext:value-type="float">
            <text:p>5.234736</text:p>
          </table:table-cell>
          <table:table-cell office:value-type="float" office:value="5.419267" calcext:value-type="float">
            <text:p>5.419267</text:p>
          </table:table-cell>
          <table:table-cell office:value-type="float" office:value="7.625462" calcext:value-type="float">
            <text:p>7.625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0859" calcext:value-type="float">
            <text:p>1.390859</text:p>
          </table:table-cell>
          <table:table-cell office:value-type="float" office:value="1.338638" calcext:value-type="float">
            <text:p>1.338638</text:p>
          </table:table-cell>
          <table:table-cell office:value-type="float" office:value="1.299674" calcext:value-type="float">
            <text:p>1.299674</text:p>
          </table:table-cell>
          <table:table-cell office:value-type="float" office:value="1.750565" calcext:value-type="float">
            <text:p>1.750565</text:p>
          </table:table-cell>
          <table:table-cell office:value-type="float" office:value="1.992814" calcext:value-type="float">
            <text:p>1.992814</text:p>
          </table:table-cell>
          <table:table-cell/>
          <table:table-cell office:value-type="float" office:value="4.496402" calcext:value-type="float">
            <text:p>4.496402</text:p>
          </table:table-cell>
          <table:table-cell office:value-type="float" office:value="4.349053" calcext:value-type="float">
            <text:p>4.349053</text:p>
          </table:table-cell>
          <table:table-cell office:value-type="float" office:value="4.511683" calcext:value-type="float">
            <text:p>4.511683</text:p>
          </table:table-cell>
          <table:table-cell office:value-type="float" office:value="5.446257" calcext:value-type="float">
            <text:p>5.446257</text:p>
          </table:table-cell>
          <table:table-cell office:value-type="float" office:value="7.53469" calcext:value-type="float">
            <text:p>7.534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H4:.H13])" office:value-type="float" office:value="4.5040651" calcext:value-type="float">
            <text:p>4.5040651</text:p>
          </table:table-cell>
          <table:table-cell table:style-name="ce3" table:formula="of:=AVERAGE([streamcluster.I4:.I13])" office:value-type="float" office:value="3.349" calcext:value-type="float">
            <text:p>3.349</text:p>
          </table:table-cell>
          <table:table-cell table:style-name="ce3" table:formula="of:=AVERAGE([streamcluster.I4:.I13])" office:value-type="float" office:value="3.349" calcext:value-type="float">
            <text:p>3.349</text:p>
          </table:table-cell>
          <table:table-cell table:style-name="ce3" table:formula="of:=AVERAGE([.E4:.E13])" office:value-type="float" office:value="1.7409303" calcext:value-type="float">
            <text:p>1.7409303</text:p>
          </table:table-cell>
          <table:table-cell table:style-name="ce3" table:formula="of:=AVERAGE([.F4:.F13])" office:value-type="float" office:value="1.9720446" calcext:value-type="float">
            <text:p>1.9720446</text:p>
          </table:table-cell>
          <table:table-cell table:style-name="ce3"/>
          <table:table-cell table:style-name="ce3" table:formula="of:=AVERAGE([streamcluster.H4:.H13])" office:value-type="float" office:value="3.7108" calcext:value-type="float">
            <text:p>3.7108</text:p>
          </table:table-cell>
          <table:table-cell table:style-name="ce3" table:formula="of:=AVERAGE([streamcluster.I4:.I13])" office:value-type="float" office:value="3.349" calcext:value-type="float">
            <text:p>3.349</text:p>
          </table:table-cell>
          <table:table-cell table:style-name="ce3" table:formula="of:=AVERAGE([streamcluster.J4:.J13])" office:value-type="float" office:value="3.338" calcext:value-type="float">
            <text:p>3.338</text:p>
          </table:table-cell>
          <table:table-cell table:style-name="ce3" table:formula="of:=AVERAGE([streamcluster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7.5044252" calcext:value-type="float">
            <text:p>7.5044252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H4:.H13])" office:value-type="float" office:value="0.0320152808079379" calcext:value-type="float">
            <text:p>0.032015280807938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98338018883028" calcext:value-type="float">
            <text:p>0.019833801888303</text:p>
          </table:table-cell>
          <table:table-cell table:style-name="ce3" table:formula="of:=STDEV([.F4:.F13])" office:value-type="float" office:value="0.0284809647550391" calcext:value-type="float">
            <text:p>0.028480964755039</text:p>
          </table:table-cell>
          <table:table-cell table:style-name="ce3"/>
          <table:table-cell table:style-name="ce3" table:formula="of:=STDEV([streamcluster.H4:.H13])" office:value-type="float" office:value="0.00977297862021138" calcext:value-type="float">
            <text:p>0.009772978620211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J4:.J13])" office:value-type="float" office:value="0.0122927259430571" calcext:value-type="float">
            <text:p>0.012292725943057</text:p>
          </table:table-cell>
          <table:table-cell table:style-name="ce3" table:formula="of:=STDEV([streamcluster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731330684282652" calcext:value-type="float">
            <text:p>0.073133068428265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34.489850701702" calcext:value-type="float">
            <text:p>-34.489850701702</text:p>
          </table:table-cell>
          <table:table-cell table:formula="of:=100-(([.D14]*100)/[.B14])" office:value-type="float" office:value="25.6449468281442" calcext:value-type="float">
            <text:p>25.6449468281442</text:p>
          </table:table-cell>
          <table:table-cell table:formula="of:=100-(([.E14]*100)/[.C14])" office:value-type="float" office:value="48.0164138548821" calcext:value-type="float">
            <text:p>48.0164138548821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8" calcext:value-type="float">
            <text:p>-5.01045088085998</text:p>
          </table:table-cell>
          <table:table-cell table:number-columns-repeated="5"/>
        </table:table-row>
      </table:table>
      <table:table table:name="Swaption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848559" calcext:value-type="float">
            <text:p>0.848559</text:p>
          </table:table-cell>
          <table:table-cell office:value-type="float" office:value="0.849146" calcext:value-type="float">
            <text:p>0.849146</text:p>
          </table:table-cell>
          <table:table-cell office:value-type="float" office:value="0.849365" calcext:value-type="float">
            <text:p>0.849365</text:p>
          </table:table-cell>
          <table:table-cell office:value-type="float" office:value="0.736755" calcext:value-type="float">
            <text:p>0.736755</text:p>
          </table:table-cell>
          <table:table-cell office:value-type="float" office:value="1.279204" calcext:value-type="float">
            <text:p>1.279204</text:p>
          </table:table-cell>
          <table:table-cell/>
          <table:table-cell office:value-type="float" office:value="3.413158" calcext:value-type="float">
            <text:p>3.413158</text:p>
          </table:table-cell>
          <table:table-cell office:value-type="float" office:value="3.399536" calcext:value-type="float">
            <text:p>3.399536</text:p>
          </table:table-cell>
          <table:table-cell office:value-type="float" office:value="3.395751" calcext:value-type="float">
            <text:p>3.395751</text:p>
          </table:table-cell>
          <table:table-cell office:value-type="float" office:value="2.952933" calcext:value-type="float">
            <text:p>2.952933</text:p>
          </table:table-cell>
          <table:table-cell office:value-type="float" office:value="5.073896" calcext:value-type="float">
            <text:p>5.073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8274" calcext:value-type="float">
            <text:p>0.858274</text:p>
          </table:table-cell>
          <table:table-cell office:value-type="float" office:value="0.849397" calcext:value-type="float">
            <text:p>0.849397</text:p>
          </table:table-cell>
          <table:table-cell office:value-type="float" office:value="0.849066" calcext:value-type="float">
            <text:p>0.849066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1.281322" calcext:value-type="float">
            <text:p>1.281322</text:p>
          </table:table-cell>
          <table:table-cell/>
          <table:table-cell office:value-type="float" office:value="3.402696" calcext:value-type="float">
            <text:p>3.402696</text:p>
          </table:table-cell>
          <table:table-cell office:value-type="float" office:value="3.397182" calcext:value-type="float">
            <text:p>3.397182</text:p>
          </table:table-cell>
          <table:table-cell office:value-type="float" office:value="3.393306" calcext:value-type="float">
            <text:p>3.393306</text:p>
          </table:table-cell>
          <table:table-cell office:value-type="float" office:value="2.971061" calcext:value-type="float">
            <text:p>2.971061</text:p>
          </table:table-cell>
          <table:table-cell office:value-type="float" office:value="5.090108" calcext:value-type="float">
            <text:p>5.090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49458" calcext:value-type="float">
            <text:p>0.849458</text:p>
          </table:table-cell>
          <table:table-cell office:value-type="float" office:value="0.849281" calcext:value-type="float">
            <text:p>0.849281</text:p>
          </table:table-cell>
          <table:table-cell office:value-type="float" office:value="0.84969" calcext:value-type="float">
            <text:p>0.84969</text:p>
          </table:table-cell>
          <table:table-cell office:value-type="float" office:value="0.754602" calcext:value-type="float">
            <text:p>0.754602</text:p>
          </table:table-cell>
          <table:table-cell office:value-type="float" office:value="1.286574" calcext:value-type="float">
            <text:p>1.286574</text:p>
          </table:table-cell>
          <table:table-cell/>
          <table:table-cell office:value-type="float" office:value="3.409376" calcext:value-type="float">
            <text:p>3.409376</text:p>
          </table:table-cell>
          <table:table-cell office:value-type="float" office:value="3.395283" calcext:value-type="float">
            <text:p>3.395283</text:p>
          </table:table-cell>
          <table:table-cell office:value-type="float" office:value="3.389192" calcext:value-type="float">
            <text:p>3.389192</text:p>
          </table:table-cell>
          <table:table-cell office:value-type="float" office:value="2.951599" calcext:value-type="float">
            <text:p>2.951599</text:p>
          </table:table-cell>
          <table:table-cell office:value-type="float" office:value="5.088481" calcext:value-type="float">
            <text:p>5.088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096" calcext:value-type="float">
            <text:p>0.86096</text:p>
          </table:table-cell>
          <table:table-cell office:value-type="float" office:value="0.849294" calcext:value-type="float">
            <text:p>0.849294</text:p>
          </table:table-cell>
          <table:table-cell office:value-type="float" office:value="0.850318" calcext:value-type="float">
            <text:p>0.850318</text:p>
          </table:table-cell>
          <table:table-cell office:value-type="float" office:value="0.751175" calcext:value-type="float">
            <text:p>0.751175</text:p>
          </table:table-cell>
          <table:table-cell office:value-type="float" office:value="1.292559" calcext:value-type="float">
            <text:p>1.292559</text:p>
          </table:table-cell>
          <table:table-cell/>
          <table:table-cell office:value-type="float" office:value="3.399039" calcext:value-type="float">
            <text:p>3.399039</text:p>
          </table:table-cell>
          <table:table-cell office:value-type="float" office:value="3.390941" calcext:value-type="float">
            <text:p>3.390941</text:p>
          </table:table-cell>
          <table:table-cell office:value-type="float" office:value="3.39304" calcext:value-type="float">
            <text:p>3.39304</text:p>
          </table:table-cell>
          <table:table-cell office:value-type="float" office:value="3.107974" calcext:value-type="float">
            <text:p>3.107974</text:p>
          </table:table-cell>
          <table:table-cell office:value-type="float" office:value="5.103095" calcext:value-type="float">
            <text:p>5.103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48206" calcext:value-type="float">
            <text:p>0.848206</text:p>
          </table:table-cell>
          <table:table-cell office:value-type="float" office:value="0.849639" calcext:value-type="float">
            <text:p>0.849639</text:p>
          </table:table-cell>
          <table:table-cell office:value-type="float" office:value="0.852881" calcext:value-type="float">
            <text:p>0.8528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1.279388" calcext:value-type="float">
            <text:p>1.279388</text:p>
          </table:table-cell>
          <table:table-cell/>
          <table:table-cell office:value-type="float" office:value="3.414025" calcext:value-type="float">
            <text:p>3.414025</text:p>
          </table:table-cell>
          <table:table-cell office:value-type="float" office:value="3.395277" calcext:value-type="float">
            <text:p>3.395277</text:p>
          </table:table-cell>
          <table:table-cell office:value-type="float" office:value="3.395777" calcext:value-type="float">
            <text:p>3.395777</text:p>
          </table:table-cell>
          <table:table-cell office:value-type="float" office:value="2.967793" calcext:value-type="float">
            <text:p>2.967793</text:p>
          </table:table-cell>
          <table:table-cell office:value-type="float" office:value="5.092232" calcext:value-type="float">
            <text:p>5.092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7881" calcext:value-type="float">
            <text:p>0.867881</text:p>
          </table:table-cell>
          <table:table-cell office:value-type="float" office:value="0.849674" calcext:value-type="float">
            <text:p>0.849674</text:p>
          </table:table-cell>
          <table:table-cell office:value-type="float" office:value="0.850612" calcext:value-type="float">
            <text:p>0.850612</text:p>
          </table:table-cell>
          <table:table-cell office:value-type="float" office:value="0.750219" calcext:value-type="float">
            <text:p>0.750219</text:p>
          </table:table-cell>
          <table:table-cell office:value-type="float" office:value="1.288865" calcext:value-type="float">
            <text:p>1.288865</text:p>
          </table:table-cell>
          <table:table-cell/>
          <table:table-cell office:value-type="float" office:value="3.413465" calcext:value-type="float">
            <text:p>3.413465</text:p>
          </table:table-cell>
          <table:table-cell office:value-type="float" office:value="3.394268" calcext:value-type="float">
            <text:p>3.394268</text:p>
          </table:table-cell>
          <table:table-cell office:value-type="float" office:value="3.392528" calcext:value-type="float">
            <text:p>3.392528</text:p>
          </table:table-cell>
          <table:table-cell office:value-type="float" office:value="2.96224" calcext:value-type="float">
            <text:p>2.96224</text:p>
          </table:table-cell>
          <table:table-cell office:value-type="float" office:value="5.096531" calcext:value-type="float">
            <text:p>5.096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8415" calcext:value-type="float">
            <text:p>0.858415</text:p>
          </table:table-cell>
          <table:table-cell office:value-type="float" office:value="0.849581" calcext:value-type="float">
            <text:p>0.849581</text:p>
          </table:table-cell>
          <table:table-cell office:value-type="float" office:value="0.896889" calcext:value-type="float">
            <text:p>0.896889</text:p>
          </table:table-cell>
          <table:table-cell office:value-type="float" office:value="0.745777" calcext:value-type="float">
            <text:p>0.745777</text:p>
          </table:table-cell>
          <table:table-cell office:value-type="float" office:value="1.284919" calcext:value-type="float">
            <text:p>1.284919</text:p>
          </table:table-cell>
          <table:table-cell/>
          <table:table-cell office:value-type="float" office:value="3.458371" calcext:value-type="float">
            <text:p>3.458371</text:p>
          </table:table-cell>
          <table:table-cell office:value-type="float" office:value="3.41183" calcext:value-type="float">
            <text:p>3.41183</text:p>
          </table:table-cell>
          <table:table-cell office:value-type="float" office:value="3.395093" calcext:value-type="float">
            <text:p>3.395093</text:p>
          </table:table-cell>
          <table:table-cell office:value-type="float" office:value="3.570909" calcext:value-type="float">
            <text:p>3.570909</text:p>
          </table:table-cell>
          <table:table-cell office:value-type="float" office:value="5.097862" calcext:value-type="float">
            <text:p>5.097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8349" calcext:value-type="float">
            <text:p>0.868349</text:p>
          </table:table-cell>
          <table:table-cell office:value-type="float" office:value="0.848138" calcext:value-type="float">
            <text:p>0.848138</text:p>
          </table:table-cell>
          <table:table-cell office:value-type="float" office:value="0.86988" calcext:value-type="float">
            <text:p>0.86988</text:p>
          </table:table-cell>
          <table:table-cell office:value-type="float" office:value="0.74363" calcext:value-type="float">
            <text:p>0.74363</text:p>
          </table:table-cell>
          <table:table-cell office:value-type="float" office:value="1.274221" calcext:value-type="float">
            <text:p>1.274221</text:p>
          </table:table-cell>
          <table:table-cell/>
          <table:table-cell office:value-type="float" office:value="3.407579" calcext:value-type="float">
            <text:p>3.407579</text:p>
          </table:table-cell>
          <table:table-cell office:value-type="float" office:value="3.397701" calcext:value-type="float">
            <text:p>3.397701</text:p>
          </table:table-cell>
          <table:table-cell office:value-type="float" office:value="3.39937" calcext:value-type="float">
            <text:p>3.39937</text:p>
          </table:table-cell>
          <table:table-cell office:value-type="float" office:value="2.948936" calcext:value-type="float">
            <text:p>2.948936</text:p>
          </table:table-cell>
          <table:table-cell office:value-type="float" office:value="5.1202" calcext:value-type="float">
            <text:p>5.1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1274" calcext:value-type="float">
            <text:p>0.851274</text:p>
          </table:table-cell>
          <table:table-cell office:value-type="float" office:value="0.849002" calcext:value-type="float">
            <text:p>0.849002</text:p>
          </table:table-cell>
          <table:table-cell office:value-type="float" office:value="0.877374" calcext:value-type="float">
            <text:p>0.877374</text:p>
          </table:table-cell>
          <table:table-cell office:value-type="float" office:value="0.745346" calcext:value-type="float">
            <text:p>0.745346</text:p>
          </table:table-cell>
          <table:table-cell office:value-type="float" office:value="1.291391" calcext:value-type="float">
            <text:p>1.291391</text:p>
          </table:table-cell>
          <table:table-cell/>
          <table:table-cell office:value-type="float" office:value="3.402053" calcext:value-type="float">
            <text:p>3.402053</text:p>
          </table:table-cell>
          <table:table-cell office:value-type="float" office:value="3.392457" calcext:value-type="float">
            <text:p>3.392457</text:p>
          </table:table-cell>
          <table:table-cell office:value-type="float" office:value="3.402114" calcext:value-type="float">
            <text:p>3.402114</text:p>
          </table:table-cell>
          <table:table-cell office:value-type="float" office:value="2.97288" calcext:value-type="float">
            <text:p>2.97288</text:p>
          </table:table-cell>
          <table:table-cell office:value-type="float" office:value="5.072468" calcext:value-type="float">
            <text:p>5.072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5992" calcext:value-type="float">
            <text:p>0.855992</text:p>
          </table:table-cell>
          <table:table-cell office:value-type="float" office:value="0.848882" calcext:value-type="float">
            <text:p>0.848882</text:p>
          </table:table-cell>
          <table:table-cell office:value-type="float" office:value="0.848483" calcext:value-type="float">
            <text:p>0.848483</text:p>
          </table:table-cell>
          <table:table-cell office:value-type="float" office:value="0.744326" calcext:value-type="float">
            <text:p>0.744326</text:p>
          </table:table-cell>
          <table:table-cell office:value-type="float" office:value="1.292717" calcext:value-type="float">
            <text:p>1.292717</text:p>
          </table:table-cell>
          <table:table-cell/>
          <table:table-cell office:value-type="float" office:value="3.408201" calcext:value-type="float">
            <text:p>3.408201</text:p>
          </table:table-cell>
          <table:table-cell office:value-type="float" office:value="3.409946" calcext:value-type="float">
            <text:p>3.409946</text:p>
          </table:table-cell>
          <table:table-cell office:value-type="float" office:value="3.394145" calcext:value-type="float">
            <text:p>3.394145</text:p>
          </table:table-cell>
          <table:table-cell office:value-type="float" office:value="2.963998" calcext:value-type="float">
            <text:p>2.963998</text:p>
          </table:table-cell>
          <table:table-cell office:value-type="float" office:value="5.098254" calcext:value-type="float">
            <text:p>5.0982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567368" calcext:value-type="float">
            <text:p>0.8567368</text:p>
          </table:table-cell>
          <table:table-cell table:style-name="ce3" table:formula="of:=AVERAGE([.C4:.C13])" office:value-type="float" office:value="0.8492034" calcext:value-type="float">
            <text:p>0.8492034</text:p>
          </table:table-cell>
          <table:table-cell table:style-name="ce3" table:formula="of:=AVERAGE([.D4:.D13])" office:value-type="float" office:value="0.8594558" calcext:value-type="float">
            <text:p>0.8594558</text:p>
          </table:table-cell>
          <table:table-cell table:style-name="ce3" table:formula="of:=AVERAGE([.E4:.E13])" office:value-type="float" office:value="0.7483059" calcext:value-type="float">
            <text:p>0.7483059</text:p>
          </table:table-cell>
          <table:table-cell table:style-name="ce3" table:formula="of:=AVERAGE([.F4:.F13])" office:value-type="float" office:value="1.285116" calcext:value-type="float">
            <text:p>1.285116</text:p>
          </table:table-cell>
          <table:table-cell table:style-name="ce3"/>
          <table:table-cell table:style-name="ce3" table:formula="of:=AVERAGE([.H4:.H13])" office:value-type="float" office:value="3.4127963" calcext:value-type="float">
            <text:p>3.4127963</text:p>
          </table:table-cell>
          <table:table-cell table:style-name="ce3" table:formula="of:=AVERAGE([.I4:.I13])" office:value-type="float" office:value="3.3984421" calcext:value-type="float">
            <text:p>3.3984421</text:p>
          </table:table-cell>
          <table:table-cell table:style-name="ce3" table:formula="of:=AVERAGE([.J4:.J13])" office:value-type="float" office:value="3.3950316" calcext:value-type="float">
            <text:p>3.3950316</text:p>
          </table:table-cell>
          <table:table-cell table:style-name="ce3" table:formula="of:=AVERAGE([.K4:.K13])" office:value-type="float" office:value="3.0370323" calcext:value-type="float">
            <text:p>3.0370323</text:p>
          </table:table-cell>
          <table:table-cell table:style-name="ce3" table:formula="of:=AVERAGE([.L4:.L13])" office:value-type="float" office:value="5.0933127" calcext:value-type="float">
            <text:p>5.093312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749132788703786" calcext:value-type="float">
            <text:p>0.007491327887038</text:p>
          </table:table-cell>
          <table:table-cell table:style-name="ce3" table:formula="of:=STDEV([.I4:.I13])" office:value-type="float" office:value="0.0070270752956769" calcext:value-type="float">
            <text:p>0.007027075295677</text:p>
          </table:table-cell>
          <table:table-cell table:style-name="ce3" table:formula="of:=STDEV([.I4:.I13])" office:value-type="float" office:value="0.0070270752956769" calcext:value-type="float">
            <text:p>0.007027075295677</text:p>
          </table:table-cell>
          <table:table-cell table:style-name="ce3" table:formula="of:=STDEV([.E4:.E13])" office:value-type="float" office:value="0.00625995339794511" calcext:value-type="float">
            <text:p>0.006259953397945</text:p>
          </table:table-cell>
          <table:table-cell table:style-name="ce3" table:formula="of:=STDEV([.F4:.F13])" office:value-type="float" office:value="0.00640855190784593" calcext:value-type="float">
            <text:p>0.006408551907846</text:p>
          </table:table-cell>
          <table:table-cell table:style-name="ce3"/>
          <table:table-cell table:style-name="ce3" table:formula="of:=STDEV([.H4:.H13])" office:value-type="float" office:value="0.0168188858202121" calcext:value-type="float">
            <text:p>0.016818885820212</text:p>
          </table:table-cell>
          <table:table-cell table:style-name="ce3" table:formula="of:=STDEV([.I4:.I13])" office:value-type="float" office:value="0.0070270752956769" calcext:value-type="float">
            <text:p>0.007027075295677</text:p>
          </table:table-cell>
          <table:table-cell table:style-name="ce3" table:formula="of:=STDEV([.J4:.J13])" office:value-type="float" office:value="0.00362335324128237" calcext:value-type="float">
            <text:p>0.003623353241282</text:p>
          </table:table-cell>
          <table:table-cell table:style-name="ce3" table:formula="of:=STDEV([.K4:.K13])" office:value-type="float" office:value="0.1933273741852" calcext:value-type="float">
            <text:p>0.1933273741852</text:p>
          </table:table-cell>
          <table:table-cell table:style-name="ce3" table:formula="of:=STDEV([.L4:.L13])" office:value-type="float" office:value="0.0138258350043194" calcext:value-type="float">
            <text:p>0.013825835004319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887113735060424" calcext:value-type="float">
            <text:p>-0.887113735060424</text:p>
          </table:table-cell>
          <table:table-cell table:formula="of:=100-(([.D14]*100)/[.B14])" office:value-type="float" office:value="-0.317367014000098" calcext:value-type="float">
            <text:p>-0.317367014000098</text:p>
          </table:table-cell>
          <table:table-cell table:formula="of:=100-(([.E14]*100)/[.C14])" office:value-type="float" office:value="11.8814291134491" calcext:value-type="float">
            <text:p>11.8814291134491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0.422375888057658" calcext:value-type="float">
            <text:p>-0.422375888057658</text:p>
          </table:table-cell>
          <table:table-cell table:formula="of:=100-(([.J14]*100)/[.H14])" office:value-type="float" office:value="0.520532092700663" calcext:value-type="float">
            <text:p>0.520532092700663</text:p>
          </table:table-cell>
          <table:table-cell table:formula="of:=100-(([.K14]*100)/[.I14])" office:value-type="float" office:value="10.6345728238242" calcext:value-type="float">
            <text:p>10.6345728238242</text:p>
          </table:table-cell>
          <table:table-cell table:number-columns-repeated="5"/>
        </table:table-row>
      </table:table>
      <table:table table:name="streamcluster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9" calcext:value-type="float">
            <text:p>0.799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3.715" calcext:value-type="float">
            <text:p>3.715</text:p>
          </table:table-cell>
          <table:table-cell office:value-type="float" office:value="3.352" calcext:value-type="float">
            <text:p>3.352</text:p>
          </table:table-cell>
          <table:table-cell office:value-type="float" office:value="3.34" calcext:value-type="float">
            <text:p>3.34</text:p>
          </table:table-cell>
          <table:table-cell office:value-type="float" office:value="3.544" calcext:value-type="float">
            <text:p>3.544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346" calcext:value-type="float">
            <text:p>3.346</text:p>
          </table:table-cell>
          <table:table-cell office:value-type="float" office:value="3.33" calcext:value-type="float">
            <text:p>3.33</text:p>
          </table:table-cell>
          <table:table-cell office:value-type="float" office:value="3.5" calcext:value-type="float">
            <text:p>3.5</text:p>
          </table:table-cell>
          <table:table-cell office:value-type="float" office:value="3.47" calcext:value-type="float">
            <text:p>3.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695" calcext:value-type="float">
            <text:p>3.695</text:p>
          </table:table-cell>
          <table:table-cell office:value-type="float" office:value="3.344" calcext:value-type="float">
            <text:p>3.344</text:p>
          </table:table-cell>
          <table:table-cell office:value-type="float" office:value="3.33" calcext:value-type="float">
            <text:p>3.33</text:p>
          </table:table-cell>
          <table:table-cell office:value-type="float" office:value="3.496" calcext:value-type="float">
            <text:p>3.496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28" calcext:value-type="float">
            <text:p>3.728</text:p>
          </table:table-cell>
          <table:table-cell office:value-type="float" office:value="3.345" calcext:value-type="float">
            <text:p>3.345</text:p>
          </table:table-cell>
          <table:table-cell office:value-type="float" office:value="3.36" calcext:value-type="float">
            <text:p>3.36</text:p>
          </table:table-cell>
          <table:table-cell office:value-type="float" office:value="3.524" calcext:value-type="float">
            <text:p>3.524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8" calcext:value-type="float">
            <text:p>0.808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3.713" calcext:value-type="float">
            <text:p>3.713</text:p>
          </table:table-cell>
          <table:table-cell office:value-type="float" office:value="3.354" calcext:value-type="float">
            <text:p>3.354</text:p>
          </table:table-cell>
          <table:table-cell office:value-type="float" office:value="3.33" calcext:value-type="float">
            <text:p>3.33</text:p>
          </table:table-cell>
          <table:table-cell office:value-type="float" office:value="3.534" calcext:value-type="float">
            <text:p>3.534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 office:value-type="float" office:value="0.852" calcext:value-type="float">
            <text:p>0.8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12" calcext:value-type="float">
            <text:p>3.712</text:p>
          </table:table-cell>
          <table:table-cell office:value-type="float" office:value="3.359" calcext:value-type="float">
            <text:p>3.359</text:p>
          </table:table-cell>
          <table:table-cell office:value-type="float" office:value="3.33" calcext:value-type="float">
            <text:p>3.33</text:p>
          </table:table-cell>
          <table:table-cell office:value-type="float" office:value="3.475" calcext:value-type="float">
            <text:p>3.475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3.701" calcext:value-type="float">
            <text:p>3.701</text:p>
          </table:table-cell>
          <table:table-cell office:value-type="float" office:value="3.347" calcext:value-type="float">
            <text:p>3.347</text:p>
          </table:table-cell>
          <table:table-cell office:value-type="float" office:value="3.36" calcext:value-type="float">
            <text:p>3.36</text:p>
          </table:table-cell>
          <table:table-cell office:value-type="float" office:value="3.498" calcext:value-type="float">
            <text:p>3.498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9" calcext:value-type="float">
            <text:p>0.7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815" calcext:value-type="float">
            <text:p>0.81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35" calcext:value-type="float">
            <text:p>3.35</text:p>
          </table:table-cell>
          <table:table-cell office:value-type="float" office:value="3.34" calcext:value-type="float">
            <text:p>3.34</text:p>
          </table:table-cell>
          <table:table-cell office:value-type="float" office:value="3.479" calcext:value-type="float">
            <text:p>3.479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45" calcext:value-type="float">
            <text:p>0.74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5" calcext:value-type="float">
            <text:p>3.345</text:p>
          </table:table-cell>
          <table:table-cell office:value-type="float" office:value="3.33" calcext:value-type="float">
            <text:p>3.33</text:p>
          </table:table-cell>
          <table:table-cell office:value-type="float" office:value="3.494" calcext:value-type="float">
            <text:p>3.494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8" calcext:value-type="float">
            <text:p>3.348</text:p>
          </table:table-cell>
          <table:table-cell office:value-type="float" office:value="3.33" calcext:value-type="float">
            <text:p>3.33</text:p>
          </table:table-cell>
          <table:table-cell office:value-type="float" office:value="3.624" calcext:value-type="float">
            <text:p>3.624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7545" calcext:value-type="float">
            <text:p>0.7545</text:p>
          </table:table-cell>
          <table:table-cell table:style-name="ce3" table:formula="of:=AVERAGE([.C4:.C13])" office:value-type="float" office:value="0.7671" calcext:value-type="float">
            <text:p>0.7671</text:p>
          </table:table-cell>
          <table:table-cell table:style-name="ce3" table:formula="of:=AVERAGE([.D4:.D13])" office:value-type="float" office:value="0.7447" calcext:value-type="float">
            <text:p>0.7447</text:p>
          </table:table-cell>
          <table:table-cell table:style-name="ce3" table:formula="of:=AVERAGE([.E4:.E13])" office:value-type="float" office:value="0.7944" calcext:value-type="float">
            <text:p>0.7944</text:p>
          </table:table-cell>
          <table:table-cell table:style-name="ce3" table:formula="of:=AVERAGE([.F4:.F13])" office:value-type="float" office:value="0.7283" calcext:value-type="float">
            <text:p>0.7283</text:p>
          </table:table-cell>
          <table:table-cell table:style-name="ce3"/>
          <table:table-cell table:style-name="ce3" table:formula="of:=AVERAGE([.H4:.H13])" office:value-type="float" office:value="3.7108" calcext:value-type="float">
            <text:p>3.7108</text:p>
          </table:table-cell>
          <table:table-cell table:style-name="ce3" table:formula="of:=AVERAGE([.I4:.I13])" office:value-type="float" office:value="3.349" calcext:value-type="float">
            <text:p>3.349</text:p>
          </table:table-cell>
          <table:table-cell table:style-name="ce3" table:formula="of:=AVERAGE([.J4:.J13])" office:value-type="float" office:value="3.338" calcext:value-type="float">
            <text:p>3.338</text:p>
          </table:table-cell>
          <table:table-cell table:style-name="ce3" table:formula="of:=AVERAGE([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3.37" calcext:value-type="float">
            <text:p>3.3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1047667277571" calcext:value-type="float">
            <text:p>0.014104766727757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33349998958464" calcext:value-type="float">
            <text:p>0.013334999895846</text:p>
          </table:table-cell>
          <table:table-cell table:style-name="ce3" table:formula="of:=STDEV([.F4:.F13])" office:value-type="float" office:value="0.00302030167735315" calcext:value-type="float">
            <text:p>0.003020301677353</text:p>
          </table:table-cell>
          <table:table-cell table:style-name="ce3"/>
          <table:table-cell table:style-name="ce3" table:formula="of:=STDEV([.H4:.H13])" office:value-type="float" office:value="0.00977297862021138" calcext:value-type="float">
            <text:p>0.009772978620211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J4:.J13])" office:value-type="float" office:value="0.0122927259430571" calcext:value-type="float">
            <text:p>0.012292725943057</text:p>
          </table:table-cell>
          <table:table-cell table:style-name="ce3" table:formula="of:=STDEV([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464279609239472" calcext:value-type="float">
            <text:p>0.046427960923947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1.64254986312086" calcext:value-type="float">
            <text:p>1.64254986312086</text:p>
          </table:table-cell>
          <table:table-cell table:formula="of:=100-(([.D14]*100)/[.B14])" office:value-type="float" office:value="1.29887342611001" calcext:value-type="float">
            <text:p>1.29887342611001</text:p>
          </table:table-cell>
          <table:table-cell table:formula="of:=100-(([.E14]*100)/[.C14])" office:value-type="float" office:value="-3.55885803676185" calcext:value-type="float">
            <text:p>-3.55885803676185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8" calcext:value-type="float">
            <text:p>-5.0104508808599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4:35:35.055123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2-09T20:27:16.045367426</dc:date>
    <meta:editing-duration>P1DT10H7M4S</meta:editing-duration>
    <meta:editing-cycles>437</meta:editing-cycles>
    <meta:generator>LibreOffice/5.2.7.2$Linux_X86_64 LibreOffice_project/20m0$Build-2</meta:generator>
    <meta:document-statistic meta:table-count="11" meta:cell-count="2324" meta:object-count="0"/>
  </office:meta>
</office:document-meta>
</file>